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755798050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username/$alertnumber → Edit or delete an alert</text:p>
        </text:list-item>
        <text:list-item>
          <text:p text:style-name="P3">alert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, perhaps dynamically created.</text:p>
        </text:list-item>
        <text:list-item>
          <text:p text:style-name="P3"><text:soft-page-break/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1T23:12:09</dc:date>
    <dc:creator>Michael Lissner</dc:creator>
    <meta:editing-duration>PT76H18M59S</meta:editing-duration>
    <meta:editing-cycles>15</meta:editing-cycles>
    <meta:generator>OpenOffice.org/3.1$Linux OpenOffice.org_project/310m19$Build-9420</meta:generator>
    <meta:document-statistic meta:table-count="0" meta:image-count="0" meta:object-count="0" meta:page-count="2" meta:paragraph-count="43" meta:word-count="415" meta:character-count="2376"/>
  </office:meta>
</office:document-meta>
</file>